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" svg:font-family="Courier, serif"/>
    <style:font-face style:name="arial" svg:font-family="arial, sans-serif"/>
    <style:font-face style:name="freight-sans-pro" svg:font-family="freight-sans-pro, 'Open Sans', 'Helvetica Neue Light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48c4"/>
    </style:style>
    <style:style style:name="P2" style:family="paragraph" style:parent-style-name="Standard">
      <style:text-properties officeooo:rsid="000e48c4" officeooo:paragraph-rsid="000e48c4"/>
    </style:style>
    <style:style style:name="P3" style:family="paragraph" style:parent-style-name="Standard">
      <style:text-properties officeooo:rsid="000e48c4" officeooo:paragraph-rsid="000fbd6b"/>
    </style:style>
    <style:style style:name="P4" style:family="paragraph" style:parent-style-name="Standard">
      <style:text-properties officeooo:rsid="000fbd6b" officeooo:paragraph-rsid="000fbd6b"/>
    </style:style>
    <style:style style:name="P5" style:family="paragraph" style:parent-style-name="Standard">
      <style:text-properties officeooo:rsid="00108009" officeooo:paragraph-rsid="00108009"/>
    </style:style>
    <style:style style:name="P6" style:family="paragraph" style:parent-style-name="Standard">
      <style:text-properties officeooo:rsid="00108009" officeooo:paragraph-rsid="00127867"/>
    </style:style>
    <style:style style:name="P7" style:family="paragraph" style:parent-style-name="Standard">
      <style:text-properties officeooo:paragraph-rsid="00108009"/>
    </style:style>
    <style:style style:name="P8" style:family="paragraph" style:parent-style-name="Standard">
      <style:text-properties officeooo:rsid="00127867" officeooo:paragraph-rsid="00127867"/>
    </style:style>
    <style:style style:name="P9" style:family="paragraph" style:parent-style-name="Standard">
      <style:text-properties officeooo:paragraph-rsid="00127867"/>
    </style:style>
    <style:style style:name="P10" style:family="paragraph" style:parent-style-name="Text_20_body">
      <style:text-properties officeooo:rsid="000fbd6b" officeooo:paragraph-rsid="000fbd6b"/>
    </style:style>
    <style:style style:name="T1" style:family="text">
      <style:text-properties officeooo:rsid="000e48c4"/>
    </style:style>
    <style:style style:name="T2" style:family="text">
      <style:text-properties officeooo:rsid="000fbd6b"/>
    </style:style>
    <style:style style:name="T3" style:family="text">
      <style:text-properties fo:font-variant="normal" fo:text-transform="none" fo:color="#000000" loext:opacity="100%" style:font-name="freight-sans-pro" fo:font-size="10pt" fo:letter-spacing="normal" fo:font-style="normal" fo:font-weight="bold"/>
    </style:style>
    <style:style style:name="T4" style:family="text">
      <style:text-properties fo:font-variant="normal" fo:text-transform="none" fo:color="#202124" loext:opacity="100%" style:font-name="arial" fo:font-size="8pt" fo:letter-spacing="normal" fo:font-style="normal" fo:font-weight="normal"/>
    </style:style>
    <style:style style:name="T5" style:family="text">
      <style:text-properties fo:font-variant="normal" fo:text-transform="none" fo:color="#202124" loext:opacity="100%" style:font-name="arial" fo:font-size="8pt" fo:letter-spacing="normal" fo:font-style="normal" fo:font-weight="normal" officeooo:rsid="00108009"/>
    </style:style>
    <style:style style:name="T6" style:family="text">
      <style:text-properties fo:font-variant="normal" fo:text-transform="none" fo:color="#202124" loext:opacity="100%" style:font-name="arial" fo:font-size="8pt" fo:letter-spacing="normal" fo:font-style="normal" fo:font-weight="normal" officeooo:rsid="00111560"/>
    </style:style>
    <style:style style:name="T7" style:family="text">
      <style:text-properties fo:font-variant="normal" fo:text-transform="none" fo:color="#202124" loext:opacity="100%" style:font-name="arial" fo:font-size="8pt" fo:letter-spacing="normal" fo:font-style="normal" fo:font-weight="normal" officeooo:rsid="00127867"/>
    </style:style>
    <style:style style:name="T8" style:family="text">
      <style:text-properties fo:font-variant="normal" fo:text-transform="none" fo:color="#ebecf0" loext:opacity="100%" style:font-name="Courier" fo:font-size="7pt" fo:letter-spacing="normal" fo:font-style="normal" fo:font-weight="normal"/>
    </style:style>
    <style:style style:name="T9" style:family="text">
      <style:text-properties officeooo:rsid="00108009"/>
    </style:style>
    <style:style style:name="T10" style:family="text">
      <style:text-properties officeooo:rsid="00111560"/>
    </style:style>
    <style:style style:name="T11" style:family="text">
      <style:text-properties officeooo:rsid="00127867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git config --global user.name "" - <text:span text:style-name="T1">configuration of git with user name</text:span></text:p>
      <text:p text:style-name="P1">$git config --global user.email "" - Assign the email <text:span text:style-name="T2">of</text:span> the user </text:p>
      <text:p text:style-name="P2"/>
      <text:p text:style-name="P3">$git init -</text:p>
      <text:p text:style-name="P3"><text:s/>Creates an empty Repository in the pwd - Changes the current branch to “master” by default.</text:p>
      <text:p text:style-name="P3"/>
      <text:p text:style-name="P3">$git status – display the current status of repository</text:p>
      <text:p text:style-name="P3"/>
      <text:p text:style-name="P4">git branch </text:p>
      <text:p text:style-name="P4"><text:s text:c="4"/>shows the branch available</text:p>
      <text:p text:style-name="P4"/>
      <text:p text:style-name="P4">git checkout master <text:s/></text:p>
      <text:p text:style-name="P4"><text:s text:c="10"/>moves to the master branch </text:p>
      <text:p text:style-name="P4"/>
      <text:p text:style-name="P10"><text:span text:style-name="Strong_20_Emphasis"><text:span text:style-name="T3">git checkout -b mybranch</text:span></text:span></text:p>
      <text:p text:style-name="P10"><text:span text:style-name="Strong_20_Emphasis"><text:span text:style-name="T3"><text:s text:c="11"/>create a branch in remote repository and switch to that branch</text:span></text:span></text:p>
      <text:p text:style-name="P4">steps for working on a project :</text:p>
      <text:p text:style-name="P4"/>
      <text:p text:style-name="P4">* cd location</text:p>
      <text:p text:style-name="P4">* git init</text:p>
      <text:p text:style-name="P4"><text:span text:style-name="T1">Creates an empty Repository in the pwd - Changes the current branch to “master” by default.</text:span></text:p>
      <text:p text:style-name="P4"/>
      <text:p text:style-name="P4">1) fork a project</text:p>
      <text:p text:style-name="P4"/>
      <text:p text:style-name="P4">2) git clone url (clone a project)</text:p>
      <text:p text:style-name="P4"/>
      <text:p text:style-name="P4">3) code . (open the code in vs code)</text:p>
      <text:p text:style-name="P4"/>
      <text:p text:style-name="P4"><text:s text:c="3"/><text:span text:style-name="T9">after working on the project</text:span></text:p>
      <text:p text:style-name="P4"><text:s text:c="12"/></text:p>
      <text:p text:style-name="P4"><text:span text:style-name="T9">4) git add . <text:s/>To add the changes</text:span></text:p>
      <text:p text:style-name="P5"/>
      <text:p text:style-name="P5">5) git commit -m “committing the file”</text:p>
      <text:p text:style-name="P5"/>
      <text:p text:style-name="P5">6) git status [check the status]</text:p>
      <text:p text:style-name="P5"/>
      <text:p text:style-name="P6">7) git pull url [it will pull the present <text:span text:style-name="T10">changes in a</text:span> project from git <text:s/><text:span text:style-name="T10">remote</text:span>]</text:p>
      <text:p text:style-name="P5"/>
      <text:p text:style-name="P7"><text:span text:style-name="T9">8) git remote -v [</text:span><text:span text:style-name="T4">Shows URLs of remote repositories when listing your current remote connections</text:span><text:span text:style-name="T5">]</text:span></text:p>
      <text:p text:style-name="P5"/>
      <text:p text:style-name="P5">8) git push [push the project from local to remote ]</text:p>
      <text:p text:style-name="P5"><text:s text:c="3"/><text:span text:style-name="T10">or</text:span></text:p>
      <text:p text:style-name="P7"><text:span text:style-name="T9"><text:s text:c="5"/></text:span><text:span text:style-name="T10">git push –set upstream <text:s/>origin master [</text:span><text:span text:style-name="T4">simply execute pulls and pushes without having to specify the target branch</text:span><text:span text:style-name="T6">]</text:span> </text:p>
      <text:p text:style-name="P5"><text:s text:c="6"/></text:p>
      <text:p text:style-name="P5"><text:s text:c="7"/>rise a pull request</text:p>
      <text:p text:style-name="P5"><text:s text:c="6"/></text:p>
      <text:p text:style-name="P8">git fetch – it will pull all the branches from the remote repositories</text:p>
      <text:p text:style-name="P9"><text:span text:style-name="T11">git remote add origin [ </text:span><text:span text:style-name="T4">When you clone a repository with git clone , it automatically creates a remote connection called origin pointing back to the cloned repository</text:span><text:span text:style-name="T7">]</text:span></text:p>
      <text:p text:style-name="P8">git stash – [changes are saved temporary</text:p>
      <text:p text:style-name="P8"/>
      <text:p text:style-name="P8">git stash list -[list the stash changes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" svg:font-family="Courier, serif"/>
    <style:font-face style:name="arial" svg:font-family="arial, sans-serif"/>
    <style:font-face style:name="freight-sans-pro" svg:font-family="freight-sans-pro, 'Open Sans', 'Helvetica Neue Light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7:29:00.621000000</meta:creation-date>
    <dc:date>2021-12-07T08:31:22.209000000</dc:date>
    <meta:editing-duration>PT19S</meta:editing-duration>
    <meta:editing-cycles>1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35" meta:word-count="275" meta:character-count="1578" meta:non-whitespace-character-count="1257"/>
  </office:meta>
</office:document-meta>
</file>